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8000001E99A40D229.png"/>
  <manifest:file-entry manifest:media-type="image/png" manifest:full-path="Pictures/10000000000001E6000000C08748BA00.png"/>
  <manifest:file-entry manifest:media-type="image/png" manifest:full-path="Pictures/100000000000059E0000015F29E71BA8.png"/>
  <manifest:file-entry manifest:media-type="image/png" manifest:full-path="Pictures/10000000000001CF0000012045D95654.png"/>
  <manifest:file-entry manifest:media-type="image/png" manifest:full-path="Pictures/1000000000000314000001D05E7889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10.01cm" draw:z-index="0"><draw:image xlink:href="Pictures/1000000000000314000001D05E7889C1.png" xlink:type="simple" xlink:show="embed" xlink:actuate="onLoad"/></draw:frame></text:p>
      <text:p text:style-name="Standard"><draw:frame draw:style-name="fr1" draw:name="grafik2" text:anchor-type="paragraph" svg:width="17cm" svg:height="7.812cm" draw:z-index="1"><draw:image xlink:href="Pictures/1000000000000428000001E99A40D229.png" xlink:type="simple" xlink:show="embed" xlink:actuate="onLoad"/></draw:frame></text:p>
      <text:p text:style-name="Standard"/>
      <text:p text:style-name="Standard"><draw:frame draw:style-name="fr1" draw:name="grafik3" text:anchor-type="paragraph" svg:width="17cm" svg:height="4.149cm" draw:z-index="2"><draw:image xlink:href="Pictures/100000000000059E0000015F29E71BA8.png" xlink:type="simple" xlink:show="embed" xlink:actuate="onLoad"/></draw:frame></text:p>
      <text:p text:style-name="Standard"/>
      <text:p text:style-name="Standard"><draw:frame draw:style-name="fr2" draw:name="grafik4" text:anchor-type="paragraph" svg:width="12.25cm" svg:height="7.62cm" draw:z-index="3"><draw:image xlink:href="Pictures/10000000000001CF0000012045D95654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fik5" text:anchor-type="paragraph" svg:width="12.859cm" svg:height="5.08cm" draw:z-index="4"><draw:image xlink:href="Pictures/10000000000001E6000000C08748B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4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10-10T21:47:48.14</meta:creation-date>
    <meta:printed-by>orhan mekic</meta:printed-by>
    <meta:print-date>2016-10-10T22:03:32</meta:print-date>
    <dc:date>2016-10-10T22:14:52.25</dc:date>
    <dc:creator>orhan mekic</dc:creator>
    <meta:editing-duration>PT11M51S</meta:editing-duration>
    <meta:editing-cycles>2</meta:editing-cycles>
    <meta:generator>OpenOffice/4.1.1$Win32 OpenOffice.org_project/411m6$Build-9775</meta:generator>
    <meta:document-statistic meta:table-count="0" meta:image-count="5" meta:object-count="0" meta:page-count="2" meta:paragraph-count="0" meta:word-count="0" meta:character-count="0"/>
  </office:meta>
</office:document-meta>
</file>